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3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2" table:default-cell-style-name="Default"/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>
            <text:p>GRILLE DE NOTATION DU SITE WEB</text:p>
          </table:table-cell>
          <table:table-cell office:value-type="string">
            <text:p>Points</text:p>
          </table:table-cell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>
            <text:p>3 pages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navigation simple et agreable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 10 CSS   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Titre  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Image  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listes   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liens  internes    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liens externes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Tabl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Lien Ancres   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en IMAG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ien de capytale <text:s/>vers le si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itre ongle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ression generale et plu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ontraintes suivi sur toutes les pages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OINTS NEGATIFS</text:p>
          </table:table-cell>
          <table:table-cell/>
        </table:table-row>
        <table:table-row table:style-name="ro1">
          <table:table-cell office:value-type="string">
            <text:p>Nom binome absent</text:p>
          </table:table-cell>
          <table:table-cell/>
        </table:table-row>
        <table:table-row table:style-name="ro1">
          <table:table-cell office:value-type="string">
            <text:p>retard</text:p>
          </table:table-cell>
          <table:table-cell/>
        </table:table-row>
        <table:table-row table:style-name="ro1">
          <table:table-cell office:value-type="string">
            <text:p>lien mort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table:formula="of:=SUM([.B4:.B23])" office:value-type="float" office:value="46">
            <text:p>46</text:p>
          </table:table-cell>
        </table:table-row>
        <table:table-row table:style-name="ro1">
          <table:table-cell office:value-type="string">
            <text:p>Note /20</text:p>
          </table:table-cell>
          <table:table-cell table:formula="of:=20*[.B24]/[.$B$24]" office:value-type="float" office:value="20">
            <text:p>2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>
            <text:p>QCM </text:p>
          </table:table-cell>
          <table:table-cell/>
        </table:table-row>
        <table:table-row table:style-name="ro1">
          <table:table-cell table:style-name="ce1" office:value-type="string">
            <text:p>Style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Lien venant de capyt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Lien vers le QCM dans le site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Vrai/Faux avec avec deux boutons ou un QCM 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ne liste déroulante (QCM) 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question ouverte avec un texte ou une valeur à donner. 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ous devez aussi afficher le score final.  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solutions aux questions/validatio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ossibilité de recommenc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mpression genrale et plus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SUM([.B32:.B41])" office:value-type="float" office:value="26">
            <text:p>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Note /20</text:p>
          </table:table-cell>
          <table:table-cell table:formula="of:=20*[.B43]/[.$B$43]" office:value-type="float" office:value="20">
            <text:p>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HEME</text:p>
          </table:table-cell>
          <table:table-cell/>
        </table:table-row>
        <table:table-row table:style-name="ro1">
          <table:table-cell/>
          <table:table-cell office:value-type="string">
            <text:p>Site </text:p>
          </table:table-cell>
        </table:table-row>
        <table:table-row table:style-name="ro1">
          <table:table-cell/>
          <table:table-cell office:value-type="string">
            <text:p>Qcm donné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Quiz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15:02:27.477639870</meta:creation-date>
    <dc:date>2024-02-05T09:36:32.17</dc:date>
    <meta:editing-duration>PT20H55M38S</meta:editing-duration>
    <meta:editing-cycles>75</meta:editing-cycles>
    <meta:generator>OpenOffice/4.1.10$Win32 OpenOffice.org_project/4110m2$Build-9807</meta:generator>
    <meta:document-statistic meta:table-count="1" meta:cell-count="72" meta:object-count="0"/>
  </office:meta>
</office:document-meta>
</file>